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3.425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762cm"/>
    </style:style>
    <style:style style:name="co7" style:family="table-column">
      <style:table-column-properties fo:break-before="auto" style:column-width="3.339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965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3.395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3.4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(AB) Un servid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taken for test</text:p>
          </table:table-cell>
          <table:table-cell office:value-type="string" calcext:value-type="string">
            <text:p>Failed request</text:p>
          </table:table-cell>
          <table:table-cell office:value-type="string" calcext:value-type="string">
            <text:p>Request per seco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.68" calcext:value-type="float">
            <text:p>61,68</text:p>
          </table:table-cell>
          <table:table-cell office:value-type="float" office:value="0" calcext:value-type="float">
            <text:p>0</text:p>
          </table:table-cell>
          <table:table-cell office:value-type="float" office:value="3242.55" calcext:value-type="float">
            <text:p>3242,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.665" calcext:value-type="float">
            <text:p>61,665</text:p>
          </table:table-cell>
          <table:table-cell office:value-type="float" office:value="0" calcext:value-type="float">
            <text:p>0</text:p>
          </table:table-cell>
          <table:table-cell office:value-type="float" office:value="3243.33" calcext:value-type="float">
            <text:p>3243,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641" calcext:value-type="float">
            <text:p>61,641</text:p>
          </table:table-cell>
          <table:table-cell office:value-type="float" office:value="0" calcext:value-type="float">
            <text:p>0</text:p>
          </table:table-cell>
          <table:table-cell office:value-type="float" office:value="3244.59" calcext:value-type="float">
            <text:p>3244,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05" calcext:value-type="float">
            <text:p>61,805</text:p>
          </table:table-cell>
          <table:table-cell office:value-type="float" office:value="0" calcext:value-type="float">
            <text:p>0</text:p>
          </table:table-cell>
          <table:table-cell office:value-type="float" office:value="3235.98" calcext:value-type="float">
            <text:p>3235,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504" calcext:value-type="float">
            <text:p>61,504</text:p>
          </table:table-cell>
          <table:table-cell office:value-type="float" office:value="0" calcext:value-type="float">
            <text:p>0</text:p>
          </table:table-cell>
          <table:table-cell office:value-type="float" office:value="3251.82" calcext:value-type="float">
            <text:p>3251,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101" calcext:value-type="float">
            <text:p>62,101</text:p>
          </table:table-cell>
          <table:table-cell office:value-type="float" office:value="0" calcext:value-type="float">
            <text:p>0</text:p>
          </table:table-cell>
          <table:table-cell office:value-type="float" office:value="3220.54" calcext:value-type="float">
            <text:p>3220,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388" calcext:value-type="float">
            <text:p>61,388</text:p>
          </table:table-cell>
          <table:table-cell office:value-type="float" office:value="0" calcext:value-type="float">
            <text:p>0</text:p>
          </table:table-cell>
          <table:table-cell office:value-type="float" office:value="3257.99" calcext:value-type="float">
            <text:p>3257,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.831" calcext:value-type="float">
            <text:p>61,831</text:p>
          </table:table-cell>
          <table:table-cell office:value-type="float" office:value="0" calcext:value-type="float">
            <text:p>0</text:p>
          </table:table-cell>
          <table:table-cell office:value-type="float" office:value="3234.62" calcext:value-type="float">
            <text:p>3234,6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503" calcext:value-type="float">
            <text:p>61,503</text:p>
          </table:table-cell>
          <table:table-cell office:value-type="float" office:value="0" calcext:value-type="float">
            <text:p>0</text:p>
          </table:table-cell>
          <table:table-cell office:value-type="float" office:value="3251.87" calcext:value-type="float">
            <text:p>3251,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489" calcext:value-type="float">
            <text:p>61,489</text:p>
          </table:table-cell>
          <table:table-cell office:value-type="float" office:value="0" calcext:value-type="float">
            <text:p>0</text:p>
          </table:table-cell>
          <table:table-cell office:value-type="float" office:value="3252.62" calcext:value-type="float">
            <text:p>3252,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61.6607" calcext:value-type="float">
            <text:p>61,6607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AVERAGE([.D2:.D11])" office:value-type="float" office:value="3243.591" calcext:value-type="float">
            <text:p>3243,591</text:p>
          </table:table-cell>
          <table:table-cell/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2:.B11])" office:value-type="float" office:value="0.210221602653539" calcext:value-type="float">
            <text:p>0,2102216027</text:p>
          </table:table-cell>
          <table:table-cell table:formula="of:=STDEV([.C2:.C11])" office:value-type="float" office:value="0" calcext:value-type="float">
            <text:p>0</text:p>
          </table:table-cell>
          <table:table-cell table:formula="of:=STDEV([.D2:.D11])" office:value-type="float" office:value="11.040415098879" calcext:value-type="float">
            <text:p>11,0404150989</text:p>
          </table:table-cell>
          <table:table-cell/>
        </table:table-row>
      </table:table>
      <table:table table:name="(AB) Nginx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ime taken for test</text:p>
          </table:table-cell>
          <table:table-cell office:value-type="string" calcext:value-type="string">
            <text:p>Failed request</text:p>
          </table:table-cell>
          <table:table-cell office:value-type="string" calcext:value-type="string">
            <text:p>Request per seco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.051" calcext:value-type="float">
            <text:p>106,051</text:p>
          </table:table-cell>
          <table:table-cell office:value-type="float" office:value="0" calcext:value-type="float">
            <text:p>0</text:p>
          </table:table-cell>
          <table:table-cell office:value-type="float" office:value="1885.89" calcext:value-type="float">
            <text:p>1885,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192" calcext:value-type="float">
            <text:p>107,192</text:p>
          </table:table-cell>
          <table:table-cell office:value-type="float" office:value="0" calcext:value-type="float">
            <text:p>0</text:p>
          </table:table-cell>
          <table:table-cell office:value-type="float" office:value="1865.82" calcext:value-type="float">
            <text:p>1865,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699" calcext:value-type="float">
            <text:p>106,699</text:p>
          </table:table-cell>
          <table:table-cell office:value-type="float" office:value="0" calcext:value-type="float">
            <text:p>0</text:p>
          </table:table-cell>
          <table:table-cell office:value-type="float" office:value="1874.43" calcext:value-type="float">
            <text:p>1874,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.425" calcext:value-type="float">
            <text:p>105,425</text:p>
          </table:table-cell>
          <table:table-cell office:value-type="float" office:value="0" calcext:value-type="float">
            <text:p>0</text:p>
          </table:table-cell>
          <table:table-cell office:value-type="float" office:value="1897.09" calcext:value-type="float">
            <text:p>1897,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.83" calcext:value-type="float">
            <text:p>107,83</text:p>
          </table:table-cell>
          <table:table-cell office:value-type="float" office:value="0" calcext:value-type="float">
            <text:p>0</text:p>
          </table:table-cell>
          <table:table-cell office:value-type="float" office:value="1854.78" calcext:value-type="float">
            <text:p>1854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.906" calcext:value-type="float">
            <text:p>107,906</text:p>
          </table:table-cell>
          <table:table-cell office:value-type="float" office:value="0" calcext:value-type="float">
            <text:p>0</text:p>
          </table:table-cell>
          <table:table-cell office:value-type="float" office:value="1853.47" calcext:value-type="float">
            <text:p>1853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.642" calcext:value-type="float">
            <text:p>107,642</text:p>
          </table:table-cell>
          <table:table-cell office:value-type="float" office:value="0" calcext:value-type="float">
            <text:p>0</text:p>
          </table:table-cell>
          <table:table-cell office:value-type="float" office:value="1858.01" calcext:value-type="float">
            <text:p>1858,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.982" calcext:value-type="float">
            <text:p>106,982</text:p>
          </table:table-cell>
          <table:table-cell office:value-type="float" office:value="0" calcext:value-type="float">
            <text:p>0</text:p>
          </table:table-cell>
          <table:table-cell office:value-type="float" office:value="1869.46" calcext:value-type="float">
            <text:p>1869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.453" calcext:value-type="float">
            <text:p>106,453</text:p>
          </table:table-cell>
          <table:table-cell office:value-type="float" office:value="0" calcext:value-type="float">
            <text:p>0</text:p>
          </table:table-cell>
          <table:table-cell office:value-type="float" office:value="1878.76" calcext:value-type="float">
            <text:p>1878,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.632" calcext:value-type="float">
            <text:p>106,632</text:p>
          </table:table-cell>
          <table:table-cell office:value-type="float" office:value="0" calcext:value-type="float">
            <text:p>0</text:p>
          </table:table-cell>
          <table:table-cell office:value-type="float" office:value="1875.6" calcext:value-type="float">
            <text:p>1875,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106.8812" calcext:value-type="float">
            <text:p>106,8812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AVERAGE([.D2:.D11])" office:value-type="float" office:value="1871.331" calcext:value-type="float">
            <text:p>1871,331</text:p>
          </table:table-cell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2:.B11])" office:value-type="float" office:value="0.797524893376724" calcext:value-type="float">
            <text:p>0,7975248934</text:p>
          </table:table-cell>
          <table:table-cell table:formula="of:=STDEV([.C2:.C11])" office:value-type="float" office:value="0" calcext:value-type="float">
            <text:p>0</text:p>
          </table:table-cell>
          <table:table-cell table:formula="of:=STDEV([.D2:.D11])" office:value-type="float" office:value="13.9951598379186" calcext:value-type="float">
            <text:p>13,9951598379</text:p>
          </table:table-cell>
        </table:table-row>
      </table:table>
      <table:table table:name="(AB) Haproxy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Time taken for test</text:p>
          </table:table-cell>
          <table:table-cell office:value-type="string" calcext:value-type="string">
            <text:p>Failed request</text:p>
          </table:table-cell>
          <table:table-cell office:value-type="string" calcext:value-type="string">
            <text:p>Request per seco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.652" calcext:value-type="float">
            <text:p>64,652</text:p>
          </table:table-cell>
          <table:table-cell office:value-type="float" office:value="0" calcext:value-type="float">
            <text:p>0</text:p>
          </table:table-cell>
          <table:table-cell office:value-type="float" office:value="3093.5" calcext:value-type="float">
            <text:p>309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263" calcext:value-type="float">
            <text:p>65,263</text:p>
          </table:table-cell>
          <table:table-cell office:value-type="float" office:value="0" calcext:value-type="float">
            <text:p>0</text:p>
          </table:table-cell>
          <table:table-cell office:value-type="float" office:value="3064.52" calcext:value-type="float">
            <text:p>3064,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737" calcext:value-type="float">
            <text:p>64,737</text:p>
          </table:table-cell>
          <table:table-cell office:value-type="float" office:value="0" calcext:value-type="float">
            <text:p>0</text:p>
          </table:table-cell>
          <table:table-cell office:value-type="float" office:value="3089.44" calcext:value-type="float">
            <text:p>3089,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613" calcext:value-type="float">
            <text:p>64,613</text:p>
          </table:table-cell>
          <table:table-cell office:value-type="float" office:value="0" calcext:value-type="float">
            <text:p>0</text:p>
          </table:table-cell>
          <table:table-cell office:value-type="float" office:value="3095.37" calcext:value-type="float">
            <text:p>3095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479" calcext:value-type="float">
            <text:p>64,479</text:p>
          </table:table-cell>
          <table:table-cell office:value-type="float" office:value="0" calcext:value-type="float">
            <text:p>0</text:p>
          </table:table-cell>
          <table:table-cell office:value-type="float" office:value="3101.78" calcext:value-type="float">
            <text:p>3101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139" calcext:value-type="float">
            <text:p>65,139</text:p>
          </table:table-cell>
          <table:table-cell office:value-type="float" office:value="0" calcext:value-type="float">
            <text:p>0</text:p>
          </table:table-cell>
          <table:table-cell office:value-type="float" office:value="3070.35" calcext:value-type="float">
            <text:p>3070,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248" calcext:value-type="float">
            <text:p>65,248</text:p>
          </table:table-cell>
          <table:table-cell office:value-type="float" office:value="0" calcext:value-type="float">
            <text:p>0</text:p>
          </table:table-cell>
          <table:table-cell office:value-type="float" office:value="3065.21" calcext:value-type="float">
            <text:p>3065,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.017" calcext:value-type="float">
            <text:p>65,017</text:p>
          </table:table-cell>
          <table:table-cell office:value-type="float" office:value="0" calcext:value-type="float">
            <text:p>0</text:p>
          </table:table-cell>
          <table:table-cell office:value-type="float" office:value="3076.1" calcext:value-type="float">
            <text:p>3076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941" calcext:value-type="float">
            <text:p>64,941</text:p>
          </table:table-cell>
          <table:table-cell office:value-type="float" office:value="0" calcext:value-type="float">
            <text:p>0</text:p>
          </table:table-cell>
          <table:table-cell office:value-type="float" office:value="3079.71" calcext:value-type="float">
            <text:p>3079,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13" calcext:value-type="float">
            <text:p>65,13</text:p>
          </table:table-cell>
          <table:table-cell office:value-type="float" office:value="0" calcext:value-type="float">
            <text:p>0</text:p>
          </table:table-cell>
          <table:table-cell office:value-type="float" office:value="3070.79" calcext:value-type="float">
            <text:p>3070,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64.9219" calcext:value-type="float">
            <text:p>64,9219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AVERAGE([.D2:.D11])" office:value-type="float" office:value="3080.677" calcext:value-type="float">
            <text:p>3080,677</text:p>
          </table:table-cell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2:.B11])" office:value-type="float" office:value="0.283068680319421" calcext:value-type="float">
            <text:p>0,2830686803</text:p>
          </table:table-cell>
          <table:table-cell table:formula="of:=STDEV([.C2:.C11])" office:value-type="float" office:value="0" calcext:value-type="float">
            <text:p>0</text:p>
          </table:table-cell>
          <table:table-cell table:formula="of:=STDEV([.D2:.D11])" office:value-type="float" office:value="13.453627391897" calcext:value-type="float">
            <text:p>13,4536273919</text:p>
          </table:table-cell>
        </table:table-row>
      </table:table>
      <table:table table:name="(SIEGE) Un servidor" table:style-name="ta1"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Transaction rate </text:p>
          </table:table-cell>
          <table:table-cell office:value-type="string" calcext:value-type="string">
            <text:p>Failed Transactions</text:p>
          </table:table-cell>
          <table:table-cell office:value-type="string" calcext:value-type="string">
            <text:p>Longest trans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984.93" calcext:value-type="float">
            <text:p>984,93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987.48" calcext:value-type="float">
            <text:p>987,48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985.6" calcext:value-type="float">
            <text:p>985,6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989.1" calcext:value-type="float">
            <text:p>989,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989.48" calcext:value-type="float">
            <text:p>989,48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986.02" calcext:value-type="float">
            <text:p>986,02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986.31" calcext:value-type="float">
            <text:p>986,31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990.06" calcext:value-type="float">
            <text:p>990,06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985.81" calcext:value-type="float">
            <text:p>985,81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988.71" calcext:value-type="float">
            <text:p>988,71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0.01" calcext:value-type="float">
            <text:p>0,01</text:p>
          </table:table-cell>
          <table:table-cell table:formula="of:=AVERAGE([.C2:.C11])" office:value-type="float" office:value="987.35" calcext:value-type="float">
            <text:p>987,35</text:p>
          </table:table-cell>
          <table:table-cell table:formula="of:=AVERAGE([.D2:.D11])" office:value-type="float" office:value="0" calcext:value-type="float">
            <text:p>0</text:p>
          </table:table-cell>
          <table:table-cell table:formula="of:=AVERAGE([.E2:.E11])" office:value-type="float" office:value="2.329" calcext:value-type="float">
            <text:p>2,329</text:p>
          </table:table-cell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2:.B11])" office:value-type="float" office:value="0" calcext:value-type="float">
            <text:p>0</text:p>
          </table:table-cell>
          <table:table-cell table:formula="of:=STDEV([.C2:.C11])" office:value-type="float" office:value="1.85445409757159" calcext:value-type="float">
            <text:p>1,8544540976</text:p>
          </table:table-cell>
          <table:table-cell table:formula="of:=STDEV([.D2:.D11])" office:value-type="float" office:value="0" calcext:value-type="float">
            <text:p>0</text:p>
          </table:table-cell>
          <table:table-cell table:formula="of:=STDEV([.E2:.E11])" office:value-type="float" office:value="0.924523300589733" calcext:value-type="float">
            <text:p>0,9245233006</text:p>
          </table:table-cell>
        </table:table-row>
      </table:table>
      <table:table table:name="(SIEGE) Nginx" table:style-name="ta1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Transaction rate </text:p>
          </table:table-cell>
          <table:table-cell office:value-type="string" calcext:value-type="string">
            <text:p>Failed Transactions</text:p>
          </table:table-cell>
          <table:table-cell office:value-type="string" calcext:value-type="string">
            <text:p>Longest trans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976.26" calcext:value-type="float">
            <text:p>976,26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978.65" calcext:value-type="float">
            <text:p>978,65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973.49" calcext:value-type="float">
            <text:p>973,49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964.03" calcext:value-type="float">
            <text:p>964,03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981.61" calcext:value-type="float">
            <text:p>981,61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973.92" calcext:value-type="float">
            <text:p>973,92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981.26" calcext:value-type="float">
            <text:p>981,26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972.65" calcext:value-type="float">
            <text:p>972,65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965.03" calcext:value-type="float">
            <text:p>965,03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978.17" calcext:value-type="float">
            <text:p>978,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0.01" calcext:value-type="float">
            <text:p>0,01</text:p>
          </table:table-cell>
          <table:table-cell table:formula="of:=AVERAGE([.C2:.C11])" office:value-type="float" office:value="974.507" calcext:value-type="float">
            <text:p>974,507</text:p>
          </table:table-cell>
          <table:table-cell table:formula="of:=AVERAGE([.D2:.D11])" office:value-type="float" office:value="0" calcext:value-type="float">
            <text:p>0</text:p>
          </table:table-cell>
          <table:table-cell table:formula="of:=AVERAGE([.E2:.E11])" office:value-type="float" office:value="2.398" calcext:value-type="float">
            <text:p>2,398</text:p>
          </table:table-cell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2:.B11])" office:value-type="float" office:value="0" calcext:value-type="float">
            <text:p>0</text:p>
          </table:table-cell>
          <table:table-cell table:formula="of:=STDEV([.C2:.C11])" office:value-type="float" office:value="6.09297418708175" calcext:value-type="float">
            <text:p>6,0929741871</text:p>
          </table:table-cell>
          <table:table-cell table:formula="of:=STDEV([.D2:.D11])" office:value-type="float" office:value="0" calcext:value-type="float">
            <text:p>0</text:p>
          </table:table-cell>
          <table:table-cell table:formula="of:=STDEV([.E2:.E11])" office:value-type="float" office:value="0.833917128843015" calcext:value-type="float">
            <text:p>0,8339171288</text:p>
          </table:table-cell>
        </table:table-row>
      </table:table>
      <table:table table:name="(SIEGE) Haproxy" table:style-name="ta1">
        <table:table-column table:style-name="co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Transaction rate </text:p>
          </table:table-cell>
          <table:table-cell office:value-type="string" calcext:value-type="string">
            <text:p>Failed Transactions</text:p>
          </table:table-cell>
          <table:table-cell office:value-type="string" calcext:value-type="string">
            <text:p>Longest trans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971.15" calcext:value-type="float">
            <text:p>971,1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985.35" calcext:value-type="float">
            <text:p>985,35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980.43" calcext:value-type="float">
            <text:p>980,43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983.06" calcext:value-type="float">
            <text:p>983,0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979.62" calcext:value-type="float">
            <text:p>979,6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982.44" calcext:value-type="float">
            <text:p>982,4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989.38" calcext:value-type="float">
            <text:p>989,38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974.41" calcext:value-type="float">
            <text:p>974,41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985.62" calcext:value-type="float">
            <text:p>985,6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980.66" calcext:value-type="float">
            <text:p>980,66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0.01" calcext:value-type="float">
            <text:p>0,01</text:p>
          </table:table-cell>
          <table:table-cell table:formula="of:=AVERAGE([.C2:.C11])" office:value-type="float" office:value="981.212" calcext:value-type="float">
            <text:p>981,212</text:p>
          </table:table-cell>
          <table:table-cell table:formula="of:=AVERAGE([.D2:.D11])" office:value-type="float" office:value="0" calcext:value-type="float">
            <text:p>0</text:p>
          </table:table-cell>
          <table:table-cell table:formula="of:=AVERAGE([.E2:.E11])" office:value-type="float" office:value="2.333" calcext:value-type="float">
            <text:p>2,333</text:p>
          </table:table-cell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2:.B11])" office:value-type="float" office:value="0" calcext:value-type="float">
            <text:p>0</text:p>
          </table:table-cell>
          <table:table-cell table:formula="of:=STDEV([.C2:.C11])" office:value-type="float" office:value="5.3660927229327" calcext:value-type="float">
            <text:p>5,3660927229</text:p>
          </table:table-cell>
          <table:table-cell table:formula="of:=STDEV([.D2:.D11])" office:value-type="float" office:value="0" calcext:value-type="float">
            <text:p>0</text:p>
          </table:table-cell>
          <table:table-cell table:formula="of:=STDEV([.E2:.E11])" office:value-type="float" office:value="0.754689781742582" calcext:value-type="float">
            <text:p>0,7546897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9:15:01.184453084</meta:creation-date>
    <dc:date>2015-07-06T10:09:26.035210619</dc:date>
    <meta:editing-duration>PT8M32S</meta:editing-duration>
    <meta:editing-cycles>1</meta:editing-cycles>
    <meta:document-statistic meta:table-count="6" meta:cell-count="345" meta:object-count="0"/>
    <meta:generator>LibreOffice/4.2.8.2$Linux_X86_64 LibreOffice_project/420m0$Build-2</meta:generator>
  </office:meta>
</office:document-meta>
</file>